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E" style:family="table-column">
      <style:table-column-properties style:column-width="1.825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4.1597in" style:rel-column-width="5990*"/>
    </style:style>
    <style:style style:name="_1Table8.B" style:family="table-column">
      <style:table-column-properties style:column-width="2.7674in" style:rel-column-width="3985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B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1.9569in" style:rel-column-width="18518*"/>
    </style:style>
    <style:style style:name="_1Table1.B" style:family="table-column">
      <style:table-column-properties style:column-width="0.5285in" style:rel-column-width="5001*"/>
    </style:style>
    <style:style style:name="_1Table1.C" style:family="table-column">
      <style:table-column-properties style:column-width="1.0417in" style:rel-column-width="9857*"/>
    </style:style>
    <style:style style:name="_1Table1.D" style:family="table-column">
      <style:table-column-properties style:column-width="1.5736in" style:rel-column-width="14891*"/>
    </style:style>
    <style:style style:name="_1Table1.E" style:family="table-column">
      <style:table-column-properties style:column-width="1.825in" style:rel-column-width="17268*"/>
    </style:style>
    <style:style style:name="_1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C1" style:family="table-cell">
      <style:table-cell-properties style:vertical-align="middle"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_1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1.9569in" style:rel-column-width="18518*"/>
    </style:style>
    <style:style style:name="_1Table2.B" style:family="table-column">
      <style:table-column-properties style:column-width="0.5285in" style:rel-column-width="5001*"/>
    </style:style>
    <style:style style:name="_1Table2.C" style:family="table-column">
      <style:table-column-properties style:column-width="1.0417in" style:rel-column-width="9857*"/>
    </style:style>
    <style:style style:name="_1Table2.D" style:family="table-column">
      <style:table-column-properties style:column-width="1.5736in" style:rel-column-width="14891*"/>
    </style:style>
    <style:style style:name="_1Table2.E" style:family="table-column">
      <style:table-column-properties style:column-width="1.825in" style:rel-column-width="17268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E1" style:family="table-cell">
      <style:table-cell-properties style:vertical-align="middle" fo:padding="0.0382in" fo:border="0.0007in solid #000000"/>
    </style:style>
    <style:style style:name="_1Table2.A2" style:family="table-cell">
      <style:table-cell-properties fo:padding="0.0382in" fo:border-left="0.0007in solid #000000" fo:border-right="none" fo:border-top="none" fo:border-bottom="0.0007in solid #000000"/>
    </style:style>
    <style:style style:name="_1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span text:description="customer">467HJYJY, GP</text:span></text:p>
            </table:table-cell>
            <table:table-cell table:style-name="Table8.B1" office:value-type="string">
              <text:p text:style-name="P5"><text:s/>Date <text:s text:c="22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7-6578, 15P-07-9006</text:span></text:p>
            </table:table-cell>
            <table:table-cell table:style-name="Table8.B2" office:value-type="string">
              <text:p text:style-name="P14">Fabric Style <text:s text:c="10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568 +560 </text:span></text:p>
            </table:table-cell>
            <table:table-cell table:style-name="Table8.B2" office:value-type="string">
              <text:p text:style-name="P16"><text:s/>Total Quantity <text:s text:c="5"/>: <text:s/><text:span text:description="total">1128.0</text:span></text:p>
            </table:table-cell>
          </table:table-row>
          <table:table-row>
            <table:table-cell table:style-name="Table8.A2" office:value-type="string">
              <text:p text:style-name="P7">Design Name <text:s text:c="7"/>: <text:s/><text:span text:description="desName">Peach Dressing</text:span></text:p>
            </table:table-cell>
            <table:table-cell table:style-name="Table8.B2" office:value-type="string">
              <text:p text:style-name="P13"><text:s/>Color <text:s text:c="20"/>: <text:s text:c="2"/><text:span text:description="color">Blue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11"><text:span text:description="kilo1">25.0</text:span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1">Blue</text:span></text:p>
            </table:table-cell>
            <table:table-cell table:style-name="Table1.A2" office:value-type="string">
              <text:p text:style-name="P12"><text:span text:description="per1_1">12.0</text:span></text:p>
            </table:table-cell>
            <table:table-cell table:style-name="Table1.A2" office:value-type="string">
              <text:p text:style-name="P12"><text:span text:description="kg1_1">3.00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span text:description="screen1_2">FEG</text:span></text:p>
            </table:table-cell>
            <table:table-cell table:style-name="Table1.A2" office:value-type="string">
              <text:p text:style-name="P12"><text:span text:description="per1_2">6.0</text:span></text:p>
            </table:table-cell>
            <table:table-cell table:style-name="Table1.A2" office:value-type="string">
              <text:p text:style-name="P12"><text:span text:description="kg1_2">1.50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3">ORANGE</text:span></text:p>
            </table:table-cell>
            <table:table-cell table:style-name="Table1.A2" office:value-type="string">
              <text:p text:style-name="P12"><text:span text:description="per1_3">5.0</text:span></text:p>
            </table:table-cell>
            <table:table-cell table:style-name="Table1.A2" office:value-type="string">
              <text:p text:style-name="P12"><text:span text:description="kg1_3">1.25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Table2.C1" office:value-type="string">
            <text:p text:style-name="P11"><text:span text:description="m.get(&quot;kil2&quot;)">1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 GREEN</text:span></text:p>
          </table:table-cell>
          <table:table-cell table:style-name="Table2.A2" office:value-type="string">
            <text:p text:style-name="P12"><text:span text:description="m.get(&quot;per1&quot;)">4.0</text:span></text:p>
          </table:table-cell>
          <table:table-cell table:style-name="Table2.A2" office:value-type="string">
            <text:p text:style-name="P12"><text:span text:description="m.get(&quot;kilo1&quot;)">0.4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>RED</text:span></text:p>
          </table:table-cell>
          <table:table-cell table:style-name="Table2.A2" office:value-type="string">
            <text:p text:style-name="P12"><text:span text:description="m.get(&quot;per2&quot;)">6.0</text:span></text:p>
          </table:table-cell>
          <table:table-cell table:style-name="Table2.A2" office:value-type="string">
            <text:p text:style-name="P12"><text:span text:description="m.get(&quot;kilo2&quot;)">0.6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Table2.C1" office:value-type="string">
            <text:p text:style-name="P11"><text:span text:description="m.get(&quot;kil2&quot;)">2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>Blue</text:span></text:p>
          </table:table-cell>
          <table:table-cell table:style-name="Table2.A2" office:value-type="string">
            <text:p text:style-name="P12"><text:span text:description="m.get(&quot;per1&quot;)">3.0</text:span></text:p>
          </table:table-cell>
          <table:table-cell table:style-name="Table2.A2" office:value-type="string">
            <text:p text:style-name="P12"><text:span text:description="m.get(&quot;kilo1&quot;)">0.60</text:span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ageBreak"/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row>
            <table:table-cell table:style-name="_1Table8.A1" office:value-type="string">
              <text:p text:style-name="_1P7">Customer <text:s text:c="14"/>: <text:s/><text:span text:description="customer">TYLER ZELLER, GP</text:span></text:p>
            </table:table-cell>
            <table:table-cell table:style-name="_1Table8.B1" office:value-type="string">
              <text:p text:style-name="_1P5"><text:s/>Date <text:s text:c="22"/>: <text:s/><text:span text:description="date">2015-07-03</text:span></text:p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7-5152, 15P-07-5153</text:span></text:p>
            </table:table-cell>
            <table:table-cell table:style-name="_1Table8.B2" office:value-type="string">
              <text:p text:style-name="_1P14">Fabric Style <text:s text:c="10"/>: <text:s text:c="2"/><text:span text:description="fabStyle">PONGEE</text:span></text:p>
            </table:table-cell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456 +678 </text:span></text:p>
            </table:table-cell>
            <table:table-cell table:style-name="_1Table8.B2" office:value-type="string">
              <text:p text:style-name="_1P16"><text:s/>Total Quantity <text:s text:c="5"/>: <text:s/><text:span text:description="total">1134.0</text:span></text:p>
            </table:table-cell>
          </table:table-row>
          <table:table-row>
            <table:table-cell table:style-name="_1Table8.A2" office:value-type="string">
              <text:p text:style-name="_1P7">Design Name <text:s text:c="7"/>: <text:s/><text:span text:description="desName">Peach Dressing</text:span></text:p>
            </table:table-cell>
            <table:table-cell table:style-name="_1Table8.B2" office:value-type="string">
              <text:p text:style-name="_1P13"><text:s/>Color <text:s text:c="20"/>: <text:s text:c="2"/><text:span text:description="color">Green</text:span></text:p>
            </table:table-cell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/>
          <table:table-row>
            <table:table-cell table:style-name="_1Table1.A1" table:number-columns-spanned="2" office:value-type="string">
              <text:p text:style-name="_1P11">Laboratory Recipe</text:p>
            </table:table-cell>
            <table:covered-table-cell/>
            <table:table-cell table:style-name="_1Table1.C1" table:number-columns-spanned="3" office:value-type="string">
              <text:p text:style-name="_1P11">Production Recipe</text:p>
            </table:table-cell>
            <table:covered-table-cell/>
            <table:covered-table-cell/>
          </table:table-row>
          <table:table-row table:style-name="_1Table1.2"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Aqua Orange</text:span></text:p>
            </table:table-cell>
            <table:covered-table-cell/>
            <table:table-cell table:style-name="_1Table1.C2" office:value-type="string">
              <text:p text:style-name="_1P11"><text:span text:description="kilo1">0.0</text:span> <text:s/>Kgs</text:p>
            </table:table-cell>
            <table:table-cell table:style-name="_1Table1.C2" office:value-type="string">
              <text:p text:style-name="_1P11">Actual</text:p>
            </table:table-cell>
            <table:table-cell table:style-name="_1Table1.E2" office:value-type="string">
              <text:p text:style-name="_1P11">Consumption</text:p>
            </table:table-cell>
          </table:table-row>
          <table:table-row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1">Blue</text:span></text:p>
            </table:table-cell>
            <table:table-cell table:style-name="_1Table1.A2" office:value-type="string">
              <text:p text:style-name="_1P12"><text:span text:description="per1_1">12.0</text:span></text:p>
            </table:table-cell>
            <table:table-cell table:style-name="_1Table1.A2" office:value-type="string">
              <text:p text:style-name="_1P12"><text:span text:description="kg1_1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 table:style-name="_1Table1.5">
            <table:table-cell table:style-name="_1Table1.A2" office:value-type="string">
              <text:p text:style-name="_1P12"><text:span text:description="screen1_2">FEG</text:span></text:p>
            </table:table-cell>
            <table:table-cell table:style-name="_1Table1.A2" office:value-type="string">
              <text:p text:style-name="_1P12"><text:span text:description="per1_2">6.0</text:span></text:p>
            </table:table-cell>
            <table:table-cell table:style-name="_1Table1.A2" office:value-type="string">
              <text:p text:style-name="_1P12"><text:span text:description="kg1_2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3">ORANGE</text:span></text:p>
            </table:table-cell>
            <table:table-cell table:style-name="_1Table1.A2" office:value-type="string">
              <text:p text:style-name="_1P12"><text:span text:description="per1_3">5.0</text:span></text:p>
            </table:table-cell>
            <table:table-cell table:style-name="_1Table1.A2" office:value-type="string">
              <text:p text:style-name="_1P12"><text:span text:description="kg1_3">0.0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2</text:span> : <text:span text:description="m.get(&quot;screen2&quot;)">Green Yellow</text:span></text:p>
          </table:table-cell>
          <table:covered-table-cell/>
          <table:table-cell table:style-name="_1Table2.C1" office:value-type="string">
            <text:p text:style-name="_1P11"><text:span text:description="m.get(&quot;kil2&quot;)">39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</text:span></text:p>
          </table:table-cell>
          <table:table-cell table:style-name="_1Table2.A2" office:value-type="string">
            <text:p text:style-name="_1P12"><text:span text:description="m.get(&quot;per1&quot;)">65.0</text:span></text:p>
          </table:table-cell>
          <table:table-cell table:style-name="_1Table2.A2" office:value-type="string">
            <text:p text:style-name="_1P12"><text:span text:description="m.get(&quot;kilo1&quot;)">25.35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>RED</text:span></text:p>
          </table:table-cell>
          <table:table-cell table:style-name="_1Table2.A2" office:value-type="string">
            <text:p text:style-name="_1P12"><text:span text:description="m.get(&quot;per2&quot;)">6.0</text:span></text:p>
          </table:table-cell>
          <table:table-cell table:style-name="_1Table2.A2" office:value-type="string">
            <text:p text:style-name="_1P12"><text:span text:description="m.get(&quot;kilo2&quot;)">2.34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3</text:span> : <text:span text:description="m.get(&quot;screen2&quot;)">Magenta Red</text:span></text:p>
          </table:table-cell>
          <table:covered-table-cell/>
          <table:table-cell table:style-name="_1Table2.C1" office:value-type="string">
            <text:p text:style-name="_1P11"><text:span text:description="m.get(&quot;kil2&quot;)">12.0</text:span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>BLUE GREEN</text:span></text:p>
          </table:table-cell>
          <table:table-cell table:style-name="_1Table2.A2" office:value-type="string">
            <text:p text:style-name="_1P12"><text:span text:description="m.get(&quot;per1&quot;)">56.0</text:span></text:p>
          </table:table-cell>
          <table:table-cell table:style-name="_1Table2.A2" office:value-type="string">
            <text:p text:style-name="_1P12"><text:span text:description="m.get(&quot;kilo1&quot;)">6.72</text:span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4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5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6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7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_0Mpm1">
      <style:footer>
        <text:p text:style-name="_0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6-29T22:57:17.32</dc:date>
    <dc:creator>Eldridge Tan</dc:creator>
    <meta:editing-duration>P3DT8H52M41S</meta:editing-duration>
    <meta:editing-cycles>61</meta:editing-cycles>
    <meta:generator>jOpenDocument/1.4rc2</meta:generator>
    <meta:user-defined meta:name="SingleXMLDocument_count" meta:value-type="float">1</meta:user-defined>
  </office:meta>
</office:document-meta>
</file>